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ther Danger Slanted - Demo" svg:font-family="'Another Danger Slanted - Demo'" style:font-pitch="variable"/>
    <style:font-face style:name="Beuron Extended" svg:font-family="'Beuron Extended'" style:font-pitch="variable"/>
    <style:font-face style:name="Bubblegum Sans" svg:font-family="'Bubblegum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eeee" draw:textarea-horizontal-align="right" draw:textarea-vertical-align="middle" draw:auto-grow-height="false" fo:min-height="0.5cm" fo:min-width="0.25cm" fo:padding-top="0cm" fo:padding-bottom="0cm" fo:padding-left="0cm" fo:padding-right="0.3cm" fo:wrap-option="no-wrap"/>
      <style:paragraph-properties style:writing-mode="lr-tb"/>
    </style:style>
    <style:style style:name="gr2" style:family="graphic" style:parent-style-name="standard">
      <style:graphic-properties svg:stroke-color="#000000" draw:fill="solid" draw:fill-color="#ff4500" draw:textarea-horizontal-align="right" draw:textarea-vertical-align="middle" draw:auto-grow-height="false" fo:min-height="0.75cm" fo:min-width="0.45cm" fo:padding-top="0cm" fo:padding-bottom="0cm" fo:padding-left="0cm" fo:padding-right="0.3cm" fo:wrap-option="no-wrap"/>
      <style:paragraph-properties style:writing-mode="lr-tb"/>
    </style:style>
    <style:style style:name="gr3" style:family="graphic" style:parent-style-name="standard">
      <style:graphic-properties svg:stroke-color="#000000" draw:fill="solid" draw:fill-color="#00bfff" draw:textarea-horizontal-align="right" draw:textarea-vertical-align="middle" draw:auto-grow-height="false" fo:min-height="0.75cm" fo:min-width="0.45cm" fo:padding-top="0cm" fo:padding-bottom="0cm" fo:padding-left="0cm" fo:padding-right="0.3cm" fo:wrap-option="no-wrap"/>
      <style:paragraph-properties style:writing-mode="lr-tb"/>
    </style:style>
    <style:style style:name="gr4" style:family="graphic" style:parent-style-name="standard">
      <style:graphic-properties svg:stroke-color="#000000" draw:fill="solid" draw:fill-color="#bdb76b" draw:textarea-horizontal-align="right" draw:textarea-vertical-align="middle" draw:auto-grow-height="false" fo:min-height="0.75cm" fo:min-width="0.45cm" fo:padding-top="0cm" fo:padding-bottom="0cm" fo:padding-left="0cm" fo:padding-right="0.3cm" fo:wrap-option="no-wrap"/>
      <style:paragraph-properties style:writing-mode="lr-tb"/>
    </style:style>
    <style:style style:name="gr5" style:family="graphic" style:parent-style-name="standard">
      <style:graphic-properties svg:stroke-color="#000000" draw:fill="solid" draw:fill-color="#c71585" draw:textarea-horizontal-align="right" draw:textarea-vertical-align="middle" draw:auto-grow-height="false" fo:min-height="0.75cm" fo:min-width="0.45cm" fo:padding-top="0cm" fo:padding-bottom="0cm" fo:padding-left="0cm" fo:padding-right="0.3cm" fo:wrap-option="no-wrap"/>
      <style:paragraph-properties style:writing-mode="lr-tb"/>
    </style:style>
    <style:style style:name="gr6" style:family="graphic" style:parent-style-name="standard">
      <style:graphic-properties svg:stroke-color="#000000" draw:fill="solid" draw:fill-color="#b8860b" draw:textarea-horizontal-align="right" draw:textarea-vertical-align="middle" draw:auto-grow-height="false" fo:min-height="0.75cm" fo:min-width="0.45cm" fo:padding-top="0cm" fo:padding-bottom="0cm" fo:padding-left="0cm" fo:padding-right="0.3cm" fo:wrap-option="no-wrap"/>
      <style:paragraph-properties style:writing-mode="lr-tb"/>
    </style:style>
    <style:style style:name="gr7" style:family="graphic" style:parent-style-name="standard">
      <style:graphic-properties svg:stroke-color="#000000" draw:fill="solid" draw:fill-color="#7b68ee" draw:textarea-horizontal-align="right" draw:textarea-vertical-align="middle" draw:auto-grow-height="false" fo:min-height="0.75cm" fo:min-width="0.45cm" fo:padding-top="0cm" fo:padding-bottom="0cm" fo:padding-left="0cm" fo:padding-right="0.3cm" fo:wrap-option="no-wrap"/>
      <style:paragraph-properties style:writing-mode="lr-tb"/>
    </style:style>
    <style:style style:name="gr8" style:family="graphic" style:parent-style-name="standard">
      <style:graphic-properties svg:stroke-color="#000000" draw:fill="solid" draw:fill-color="#708090" draw:textarea-horizontal-align="justify" draw:textarea-vertical-align="middle" draw:auto-grow-height="false" fo:min-height="0.5cm" fo:min-width="0.625cm"/>
      <style:paragraph-properties style:writing-mode="lr-tb"/>
    </style:style>
    <style:style style:name="gr9" style:family="graphic" style:parent-style-name="standard">
      <style:graphic-properties svg:stroke-color="#000000" draw:fill="solid" draw:fill-color="#d2b48c" draw:textarea-horizontal-align="justify" draw:textarea-vertical-align="middle" draw:auto-grow-height="false" fo:min-height="0cm" fo:min-width="0cm"/>
      <style:paragraph-properties style:writing-mode="lr-tb"/>
    </style:style>
    <style:style style:name="gr10" style:family="graphic" style:parent-style-name="standard">
      <style:graphic-properties svg:stroke-color="#000000" draw:fill="solid" draw:fill-color="#8b4513" draw:textarea-horizontal-align="justify" draw:textarea-vertical-align="middle" draw:auto-grow-height="false" fo:min-height="0.125cm" fo:min-width="0cm"/>
      <style:paragraph-properties style:writing-mode="lr-tb"/>
    </style:style>
    <style:style style:name="gr11" style:family="graphic" style:parent-style-name="standard">
      <style:graphic-properties svg:stroke-color="#000000" draw:fill="solid" draw:fill-color="#708090" draw:textarea-horizontal-align="justify" draw:textarea-vertical-align="middle" draw:auto-grow-height="false" fo:min-height="0.75cm" fo:min-width="0cm"/>
      <style:paragraph-properties style:writing-mode="lr-tb"/>
    </style:style>
    <style:style style:name="gr12" style:family="graphic" style:parent-style-name="standard">
      <style:graphic-properties svg:stroke-color="#000000" draw:fill="solid" draw:fill-color="#708090" draw:textarea-horizontal-align="justify" draw:textarea-vertical-align="middle" draw:auto-grow-height="false" fo:min-height="0.25cm" fo:min-width="0cm"/>
      <style:paragraph-properties style:writing-mode="lr-tb"/>
    </style:style>
    <style:style style:name="gr13" style:family="graphic" style:parent-style-name="standard">
      <style:graphic-properties draw:stroke="none" draw:fill="solid" draw:fill-color="#696969" draw:textarea-horizontal-align="justify" draw:textarea-vertical-align="middle" draw:auto-grow-height="false" fo:min-height="0.134cm" fo:min-width="0cm"/>
      <style:paragraph-properties style:writing-mode="lr-tb"/>
    </style:style>
    <style:style style:name="gr14" style:family="graphic" style:parent-style-name="standard">
      <style:graphic-properties svg:stroke-color="#ffff00" draw:fill="solid" draw:fill-color="#ffff00" draw:textarea-horizontal-align="justify" draw:textarea-vertical-align="middle" draw:auto-grow-height="false" fo:min-height="6.375cm" fo:min-width="9.25cm"/>
    </style:style>
    <style:style style:name="gr15" style:family="graphic" style:parent-style-name="standard">
      <style:graphic-properties draw:stroke="none" draw:fill="solid" draw:fill-color="#800000" draw:textarea-horizontal-align="justify" draw:textarea-vertical-align="middle" draw:auto-grow-height="false" fo:min-height="3.5cm" fo:min-width="3.25cm" fo:wrap-option="wrap"/>
    </style:style>
    <style:style style:name="gr16" style:family="graphic" style:parent-style-name="standard">
      <style:graphic-properties draw:stroke="solid" svg:stroke-width="0.1cm" svg:stroke-color="#ffffff" draw:marker-start-width="0.35cm" draw:marker-end-width="0.35cm" draw:fill="solid" draw:fill-color="#ffffff" draw:textarea-horizontal-align="justify" draw:textarea-vertical-align="middle" draw:auto-grow-height="false" fo:min-height="0.4cm" fo:min-width="1.168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35cm" draw:marker-end-width="0.35cm" draw:fill="solid" draw:fill-color="#ffffff" draw:textarea-horizontal-align="justify" draw:textarea-vertical-align="middle" draw:auto-grow-height="false" fo:min-height="0.125cm" fo:min-width="0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svg:stroke-width="0.4cm" svg:stroke-color="#ffff00" draw:marker-start-width="0.8cm" draw:marker-end-width="0.8cm" draw:fill="solid" draw:fill-color="#b22222" draw:textarea-horizontal-align="justify" draw:textarea-vertical-align="middle" draw:auto-grow-height="false" fo:min-height="0.361cm" fo:min-width="0.551cm" fo:padding-top="0.325cm" fo:padding-bottom="0.325cm" fo:padding-left="0.45cm" fo:padding-right="0.4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feeee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solid" draw:fill-color="#ff4500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solid" draw:fill-color="#00b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solid" draw:fill-color="#bdb76b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solid" draw:fill-color="#c71585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solid" draw:fill-color="#b8860b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solid" draw:fill-color="#7b68ee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solid" draw:fill-color="#708090"/>
      <style:paragraph-properties fo:text-align="center"/>
    </style:style>
    <style:style style:name="P10" style:family="paragraph">
      <loext:graphic-properties draw:fill="solid" draw:fill-color="#d2b48c"/>
      <style:paragraph-properties fo:text-align="center"/>
    </style:style>
    <style:style style:name="P11" style:family="paragraph">
      <loext:graphic-properties draw:fill="solid" draw:fill-color="#8b4513"/>
      <style:paragraph-properties fo:text-align="center"/>
    </style:style>
    <style:style style:name="P12" style:family="paragraph">
      <loext:graphic-properties draw:fill="solid" draw:fill-color="#696969"/>
      <style:paragraph-properties fo:text-align="center"/>
      <style:text-properties style:font-name="Another Danger Slanted - Demo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solid" draw:fill-color="#800000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b22222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nother Danger Slanted - Dem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5cm" svg:height="0.75cm" svg:x="7.125cm" svg:y="9.125cm">
          <text:p text:style-name="P1"><text:span text:style-name="T1">Unalign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5cm" svg:height="0.75cm" svg:x="7.125cm" svg:y="10.125cm">
          <text:p text:style-name="P1"><text:span text:style-name="T1">Wyl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5cm" svg:height="0.75cm" svg:x="7.125cm" svg:y="11.125cm">
          <text:p text:style-name="P1"><text:span text:style-name="T1">Wea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5cm" svg:height="0.75cm" svg:x="7.125cm" svg:y="12.125cm">
          <text:p text:style-name="P1"><text:span text:style-name="T1">Wyr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5cm" svg:height="0.75cm" svg:x="3.125cm" svg:y="11.125cm">
          <text:p text:style-name="P1"><text:span text:style-name="T1">Epi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5cm" svg:height="0.75cm" svg:x="3.125cm" svg:y="12.125cm">
          <text:p text:style-name="P1"><text:span text:style-name="T1">Elit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5cm" svg:height="0.75cm" svg:x="3.125cm" svg:y="13.125cm">
          <text:p text:style-name="P1"><text:span text:style-name="T1">Rar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5cm" svg:height="0.75cm" svg:x="3.125cm" svg:y="14.125cm">
          <text:p text:style-name="P1"><text:span text:style-name="T1">Common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8" draw:text-style-name="P9" draw:layer="layout" svg:width="1.125cm" svg:height="0.75cm" draw:transform="rotate (-0.785398163397448) translate (6.732cm 15.523cm)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9" draw:text-style-name="P10" draw:layer="layout" svg:width="0.375cm" svg:height="0.125cm" draw:transform="rotate (-0.785398163397448) translate (6.202cm 16.584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1" draw:layer="layout" svg:width="0.375cm" svg:height="0.375cm" draw:transform="rotate (-0.785398163397448) translate (6.467cm 16.319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0" draw:layer="layout" svg:width="0.375cm" svg:height="0.125cm" draw:transform="rotate (-0.785398163397448) translate (5.849cm 16.937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1" draw:layer="layout" svg:width="0.375cm" svg:height="0.375cm" draw:transform="rotate (-0.785398163397448) translate (6.114cm 16.672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0" draw:layer="layout" svg:width="0.375cm" svg:height="0.125cm" draw:transform="rotate (-0.785398163397448) translate (5.495cm 17.291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1" draw:layer="layout" svg:width="0.375cm" svg:height="0.375cm" draw:transform="rotate (-0.785398163397448) translate (5.76cm 17.026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0" draw:layer="layout" svg:width="0.375cm" svg:height="0.125cm" draw:transform="rotate (-0.785398163397448) translate (5.142cm 17.645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1" draw:layer="layout" svg:width="0.375cm" svg:height="0.375cm" draw:transform="rotate (-0.785398163397448) translate (5.407cm 17.38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0" draw:layer="layout" svg:width="0.375cm" svg:height="0.125cm" draw:transform="rotate (-0.785398163397448) translate (4.788cm 17.998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1" draw:layer="layout" svg:width="0.375cm" svg:height="0.375cm" draw:transform="rotate (-0.785398163397448) translate (5.053cm 17.733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9" draw:layer="layout" svg:width="0.25cm" svg:height="1cm" draw:transform="rotate (-0.785398163397448) translate (7.616cm 16.231cm)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cm" svg:height="0.5cm" draw:transform="rotate (-0.785398163397448) translate (6.467cm 15.435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1.124cm" svg:height="0.75cm" draw:transform="rotate (2.35619449019234) translate (5.141cm 16.848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9" draw:text-style-name="P10" draw:layer="layout" svg:width="0.375cm" svg:height="0.125cm" draw:transform="rotate (2.35619449019234) translate (5.672cm 16.936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0" draw:text-style-name="P11" draw:layer="layout" svg:width="0.375cm" svg:height="0.375cm" draw:transform="rotate (2.35619449019234) translate (5.407cm 16.849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9" draw:text-style-name="P10" draw:layer="layout" svg:width="0.375cm" svg:height="0.125cm" draw:transform="rotate (2.35619449019234) translate (6.025cm 17.289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0" draw:text-style-name="P11" draw:layer="layout" svg:width="0.375cm" svg:height="0.375cm" draw:transform="rotate (2.35619449019234) translate (5.759cm 17.202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9" draw:text-style-name="P10" draw:layer="layout" svg:width="0.375cm" svg:height="0.125cm" draw:transform="rotate (2.35619449019234) translate (6.379cm 17.643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0" draw:text-style-name="P11" draw:layer="layout" svg:width="0.375cm" svg:height="0.375cm" draw:transform="rotate (2.35619449019234) translate (6.114cm 17.556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9" draw:text-style-name="P10" draw:layer="layout" svg:width="0.375cm" svg:height="0.125cm" draw:transform="rotate (2.35619449019234) translate (6.732cm 17.997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0" draw:text-style-name="P11" draw:layer="layout" svg:width="0.375cm" svg:height="0.375cm" draw:transform="rotate (2.35619449019234) translate (6.467cm 17.91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9" draw:text-style-name="P10" draw:layer="layout" svg:width="0.375cm" svg:height="0.125cm" draw:transform="rotate (2.35619449019234) translate (7.086cm 18.351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0" draw:text-style-name="P11" draw:layer="layout" svg:width="0.375cm" svg:height="0.375cm" draw:transform="rotate (2.35619449019234) translate (6.821cm 18.263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25cm" svg:height="1cm" draw:transform="rotate (2.35619449019234) translate (4.258cm 17.114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2" draw:text-style-name="P9" draw:layer="layout" svg:width="0.25cm" svg:height="0.5cm" draw:transform="rotate (2.35619449019234) translate (5.407cm 15.965cm)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  <draw:custom-shape draw:style-name="gr13" draw:text-style-name="P12" draw:layer="layout" svg:width="0.5cm" svg:height="0.5cm" svg:x="9.5cm" svg:y="14cm">
          <text:p text:style-name="P1"><text:span text:style-name="T2">H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g>
          <draw:custom-shape draw:style-name="gr14" draw:text-style-name="P13" draw:layer="layout" svg:width="9.75cm" svg:height="6.625cm" svg:x="2.375cm" svg:y="19.3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3.75cm" svg:height="3.75cm" svg:x="5cm" svg:y="21.2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6" draw:text-style-name="P15" draw:layer="layout" svg:width="1.768cm" svg:height="0.75cm" draw:transform="rotate (-0.785398163397448) translate (7.031cm 21.593cm)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0.375cm" svg:height="0.125cm" draw:transform="rotate (-0.785398163397448) translate (6.746cm 22.899cm)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0.375cm" svg:height="0.375cm" draw:transform="rotate (-0.785398163397448) translate (7.011cm 22.634cm)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0.375cm" svg:height="0.125cm" draw:transform="rotate (-0.785398163397448) translate (6.393cm 23.252cm)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0.375cm" svg:height="0.375cm" draw:transform="rotate (-0.785398163397448) translate (6.658cm 22.987cm)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0.375cm" svg:height="0.125cm" draw:transform="rotate (-0.785398163397448) translate (6.039cm 23.606cm)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0.375cm" svg:height="0.375cm" draw:transform="rotate (-0.785398163397448) translate (6.304cm 23.341cm)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0.375cm" svg:height="0.125cm" draw:transform="rotate (-0.785398163397448) translate (5.686cm 23.96cm)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0.375cm" svg:height="0.375cm" draw:transform="rotate (-0.785398163397448) translate (5.951cm 23.695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6" draw:layer="layout" svg:width="2.5cm" svg:height="2.5cm" svg:x="6.875cm" svg:y="22.875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19" draw:text-style-name="P16" draw:layer="layout" svg:width="2.5cm" svg:height="2.5cm" svg:x="4.625cm" svg:y="20.625cm">
            <text:p/>
  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ther Danger Slanted - Demo" svg:font-family="'Another Danger Slanted - Demo'" style:font-pitch="variable"/>
    <style:font-face style:name="Beuron Extended" svg:font-family="'Beuron Extended'" style:font-pitch="variable"/>
    <style:font-face style:name="Bubblegum Sans" svg:font-family="'Bubblegum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0T23:57:43.151375354</meta:creation-date>
    <dc:date>2022-03-11T02:22:30.608413593</dc:date>
    <meta:editing-duration>PT3S</meta:editing-duration>
    <meta:editing-cycles>1</meta:editing-cycles>
    <meta:generator>LibreOffice/7.2.5.2.0$Linux_X86_64 LibreOffice_project/20$Build-2</meta:generator>
    <meta:document-statistic meta:object-count="53"/>
  </office:meta>
</office:document-meta>
</file>